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Exception.SOAP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xception.SOAPException( String reas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xception.SOAP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Exception.SOAP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xception.initCause(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